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fo:font-size="16pt" style:font-size-asian="16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7" style:family="paragraph" style:parent-style-name="Heading_20_1">
      <style:text-properties fo:font-size="16pt" style:font-size-asian="16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2pt" style:font-size-asian="12pt"/>
    </style:style>
    <style:style style:name="P15" style:family="paragraph" style:parent-style-name="Text_20_body"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fo:line-height="100%" fo:text-indent="10.298cm" style:auto-text-indent="false">
        <style:tab-stops>
          <style:tab-stop style:position="-6.251cm"/>
          <style:tab-stop style:position="10.253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3" style:family="paragraph" style:parent-style-name="Text_20_body" style:list-style-name="L1">
      <style:text-properties fo:font-size="16pt" style:font-size-asian="16pt"/>
    </style:style>
    <style:style style:name="P24" style:family="paragraph" style:parent-style-name="Heading_20_2"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font-size="12pt" style:font-size-asian="12pt"/>
    </style:style>
    <style:style style:name="P26" style:family="paragraph" style:parent-style-name="List_20_Paragraph" style:list-style-name="WWNum2">
      <style:paragraph-properties fo:text-align="justify" style:justify-single-word="false"/>
      <style:text-properties fo:font-size="12pt" style:font-size-asian="12pt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2pt" style:font-size-asian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style:font-name="Times New Roman" style:font-name-asian="Calibri" style:font-name-complex="Times New Roman1"/>
    </style:style>
    <style:style style:name="T5" style:family="text">
      <style:text-properties style:font-name="Times New Roman" fo:language="en" fo:country="US" style:font-name-asian="Calibri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осковский Авиационный Институт</text:p>
      <text:p text:style-name="P11">(Государственный Технический Университет)</text:p>
      <text:p text:style-name="P11"/>
      <text:p text:style-name="P11">Факультет прикладной математики и физики.</text:p>
      <text:p text:style-name="P11">Кафедра вычислительной математики и программирования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Лабораторная работа №1</text:p>
      <text:p text:style-name="P19">по курсу «Программирование графических процессоров»</text:p>
      <text:p text:style-name="P12">Освоение фреймворка OpenCL для написания компьютерных программ, связанных с параллельными вычислениями .</text:p>
      <text:p text:style-name="P9"/>
      <text:p text:style-name="P8"><text:span text:style-name="T5">VII</text:span><text:span text:style-name="T4"> семестр.</text:span></text:p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22">Студент<text:tab/> <text:s text:c="6"/>Баскаков О.А.</text:p>
      <text:p text:style-name="P22">Группа <text:tab/> <text:s text:c="6"/>08-406</text:p>
      <text:p text:style-name="P22">Преподаватель <text:s/>Семенов С.А.</text:p>
      <text:p text:style-name="P9"/>
      <text:p text:style-name="P9"/>
      <text:p text:style-name="P9"/>
      <text:p text:style-name="P9"/>
      <text:p text:style-name="P9"/>
      <text:p text:style-name="P9"/>
      <text:p text:style-name="P20">Москва, 2011.</text:p>
      <text:h text:style-name="P4" text:outline-level="1"><text:bookmark-start text:name="_Toc303163574"/>Постановка задачи<text:bookmark-end text:name="_Toc303163574"/></text:h>
      <text:p text:style-name="P2"><text:span text:style-name="T2">В рамках данной лабораторной работы требуется ознакомиться со средствами написания программ на языке </text:span><text:span text:style-name="T3">OpenCL</text:span><text:span text:style-name="T2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5">К выполнению поставленной задачи предъявляются следующие требования:</text:p>
      <text:list xml:id="list1542043014" text:style-name="WWNum1">
        <text:list-item>
          <text:p text:style-name="P25">Программа должна выполняться параллельно</text:p>
        </text:list-item>
        <text:list-item>
          <text:p text:style-name="P25">Программа должна распределять память</text:p>
        </text:list-item>
        <text:list-item>
          <text:p text:style-name="P25">Программа должна использовать векторные операции</text:p>
        </text:list-item>
      </text:list>
      <text:h text:style-name="P7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5">Для решения поставленной задачи программа:</text:p>
      <text:list xml:id="list992964888" text:style-name="WWNum2">
        <text:list-item>
          <text:p text:style-name="P26">Определяет наличие необходимого устройства (видеокарты);</text:p>
        </text:list-item>
        <text:list-item>
          <text:p text:style-name="P26">Выделяет необходимое количество памяти;</text:p>
        </text:list-item>
        <text:list-item>
          <text:p text:style-name="P26">Определяет размерность блоков;</text:p>
        </text:list-item>
        <text:list-item>
          <text:p text:style-name="P26">Определяет число необходимых блоков;</text:p>
        </text:list-item>
        <text:list-item>
          <text:p text:style-name="P26">Запускает ядро, передавая ему число блоков и число нитей в каждом блоке;</text:p>
        </text:list-item>
        <text:list-item>
          <text:p text:style-name="P26">В рамках ядра производит необходимые вычисления параллельно;</text:p>
        </text:list-item>
        <text:list-item>
          <text:p text:style-name="P26">Копирует результаты работы программы из памяти видеокарты;</text:p>
        </text:list-item>
        <text:list-item>
          <text:p text:style-name="P26">Высвобождает память видеокарты;</text:p>
        </text:list-item>
        <text:list-item>
          <text:p text:style-name="P26">Выводит на экран результаты работы программы;</text:p>
        </text:list-item>
      </text:list>
      <text:p text:style-name="P14"/>
      <text:p text:style-name="P5">Ключевыми отличиями OpenCL от C99 являются:</text:p>
      <text:list xml:id="list446984555" text:continue-list="list992964888" text:style-name="WWNum2">
        <text:list-item text:start-value="1">
          <text:p text:style-name="P26">Отсутствие поддержки указателей на функции, рекурсии, битовых полей, массивов переменной длины (VLA), стандартных заголовочных файлов; </text:p>
        </text:list-item>
        <text:list-item>
          <text:p text:style-name="P26">Расширения языка для параллелизма: векторные типы, синхронизация, функции для Work-items/Work-Groups;</text:p>
        </text:list-item>
        <text:list-item>
          <text:p text:style-name="P26">Квалификаторы типов памяти: __global, __local, __constant, __private ;</text:p>
        </text:list-item>
        <text:list-item>
          <text:p text:style-name="P26">Иной набор встроенных функций ;</text:p>
        </text:list-item>
      </text:list>
      <text:p text:style-name="P14"/>
      <text:p text:style-name="P14">В реализации была использована обертка PyOpenCL над стандартными C++ библиотеками. </text:p>
      <text:h text:style-name="P7" text:outline-level="1"><text:bookmark-start text:name="_Toc3031635741"/>В<text:bookmark-end text:name="_Toc3031635741"/>ариант задания:</text:h>
      <text:list xml:id="list557402293" text:style-name="L1">
        <text:list-item>
          <text:p text:style-name="P23">Сложение векторов</text:p>
        </text:list-item>
        <text:list-item>
          <text:p text:style-name="P23">Сложение с векторизацией операций</text:p>
        </text:list-item>
      </text:list>
      <text:h text:style-name="P3" text:outline-level="1">Код программы на языке <text:span text:style-name="T1">Python</text:span></text:h>
      <text:h text:style-name="Heading_20_2" text:outline-level="2">0. Инициализация:</text:h>
      <text:p text:style-name="P1">#! /usr/bin/env python </text:p>
      <text:p text:style-name="P1"># -*- coding: utf-8 -*-</text:p>
      <text:p text:style-name="P1"/>
      <text:p text:style-name="P1">import pyopencl as cl </text:p>
      <text:p text:style-name="P1">import pyopencl.array as cl_array </text:p>
      <text:p text:style-name="P1">import numpy as np </text:p>
      <text:p text:style-name="P1">import numpy.linalg as la</text:p>
      <text:p text:style-name="P1"/>
      <text:p text:style-name="P1">platform = cl.get_platforms()[0]</text:p>
      <text:p text:style-name="P1">devices = platform.get_devices(device_type=my_type)</text:p>
      <text:p text:style-name="P1">ctx = cl.Context(devices = devices)</text:p>
      <text:h text:style-name="Heading_20_2" text:outline-level="2">1. OpenCL __kernels:</text:h>
      <text:p text:style-name="P1">code = """ </text:p>
      <text:p text:style-name="P1">__kernel void </text:p>
      <text:p text:style-name="P1">sum(__global const float *a, </text:p>
      <text:p text:style-name="P1"><text:s text:c="4"/>__global const float *b, </text:p>
      <text:p text:style-name="P1"><text:s text:c="4"/>__global float *c) </text:p>
      <text:p text:style-name="P1">{ </text:p>
      <text:p text:style-name="P1"><text:s text:c="2"/>int gid = get_global_id(0); </text:p>
      <text:p text:style-name="P1"><text:s text:c="2"/>c[gid] = a[gid] + b[gid];</text:p>
      <text:p text:style-name="P1">}</text:p>
      <text:p text:style-name="P1"/>
      <text:p text:style-name="P1">__kernel void </text:p>
      <text:p text:style-name="P1">sum4(__global const float4 *a, </text:p>
      <text:p text:style-name="P1"><text:s text:c="4"/>__global const float4 *b, </text:p>
      <text:p text:style-name="P1"><text:s text:c="4"/>__global float4 *c) </text:p>
      <text:p text:style-name="P1">{ </text:p>
      <text:p text:style-name="P1"><text:s text:c="2"/>int gid = get_global_id(0); </text:p>
      <text:p text:style-name="P1"><text:s text:c="2"/>c[gid] = a[gid] + b[gid]; </text:p>
      <text:p text:style-name="P1">}</text:p>
      <text:p text:style-name="P1">"""</text:p>
      <text:h text:style-name="Heading_20_2" text:outline-level="2">2. Функция main:</text:h>
      <text:p text:style-name="P1">def main(): </text:p>
      <text:p text:style-name="P1"><text:tab/>global prg, code </text:p>
      <text:p text:style-name="P1"><text:tab/># initialize_CL </text:p>
      <text:p text:style-name="P1"><text:tab/>ctx = cl_init() </text:p>
      <text:p text:style-name="P1"><text:tab/>cp = cl.command_queue_properties </text:p>
      <text:p text:style-name="P1"><text:tab/>queue = cl.CommandQueue(ctx, properties=cp.PROFILING_ENABLE) </text:p>
      <text:p text:style-name="P1"><text:tab/>prg = cl.Program(ctx, code).build() </text:p>
      <text:p text:style-name="P1"><text:tab/># generate long random vectors </text:p>
      <text:p text:style-name="P1"><text:tab/>size = 100500*16 </text:p>
      <text:p text:style-name="P1"><text:tab/>a = np.random.rand(size).astype(np.float32) </text:p>
      <text:p text:style-name="P1"><text:tab/>b = np.random.rand(size).astype(np.float32) </text:p>
      <text:p text:style-name="P1"><text:tab/>a_plus_b = np.empty_like(a) </text:p>
      <text:p text:style-name="P1"><text:tab/># create buffers </text:p>
      <text:p text:style-name="P1"><text:tab/>mf = cl.mem_flags </text:p>
      <text:p text:style-name="P1"><text:tab/>a_buf = cl.Buffer(ctx, mf.READ_ONLY | mf.COPY_HOST_PTR, hostbuf=a) </text:p>
      <text:p text:style-name="P1"><text:tab/>b_buf = cl.Buffer(ctx, mf.READ_ONLY | mf.COPY_HOST_PTR, hostbuf=b) </text:p>
      <text:p text:style-name="P1"><text:tab/>dest_buf = cl.Buffer(ctx, mf.WRITE_ONLY, b.nbytes) </text:p>
      <text:p text:style-name="P1"/>
      <text:p text:style-name="P1"><text:tab/>print("...Calcuate 16*100500 elem's vector") </text:p>
      <text:p text:style-name="P1"><text:tab/>exec_evt = prg.sum(queue, a.shape, (16,), a_buf, b_buf, dest_buf).wait() </text:p>
      <text:p text:style-name="P1"><text:tab/>elapsed = 1e-9*(exec_evt.profile.end - exec_evt.profile.start) </text:p>
      <text:p text:style-name="P1"><text:tab/>print("Execution time of test1: %g second" % elapsed) </text:p>
      <text:p text:style-name="P1"><text:tab/>cl.enqueue_copy(queue, a_plus_b, dest_buf) </text:p>
      <text:p text:style-name="P1"><text:soft-page-break/><text:s/><text:tab/>print("...Start vectorized kernel") </text:p>
      <text:p text:style-name="P1"><text:tab/># call OpenCL kernel </text:p>
      <text:p text:style-name="P1"><text:tab/>exec_evt=prg.sum4(queue,(a.shape[0]//4,),(16,),a_buf,b_buf,dest_buf)</text:p>
      <text:p text:style-name="P1"><text:tab/>exec_evt .wait()</text:p>
      <text:p text:style-name="P1"><text:tab/>elapsed = 1e-9*(exec_evt.profile.end - exec_evt.profile.start) </text:p>
      <text:p text:style-name="P1"><text:tab/>print("Execution time of test2: %g second" % elapsed) </text:p>
      <text:p text:style-name="P1"/>
      <text:p text:style-name="P1"><text:tab/>cl.enqueue_copy(queue, a_plus_b, dest_buf) </text:p>
      <text:p text:style-name="P1"/>
      <text:p text:style-name="P1"><text:tab/># compare result with native numpy </text:p>
      <text:p text:style-name="P1"><text:tab/>print('error = ' + str(la.norm(a_plus_b - (a+b)))) </text:p>
      <text:h text:style-name="Heading_20_1" text:outline-level="1">Протокол</text:h>
      <text:h text:style-name="P24" text:outline-level="2">oleg@spetz:~/CL/lab1$ python lab1.py </text:h>
      <text:p text:style-name="P15">=============================================================== </text:p>
      <text:p text:style-name="P15">Platform name: AMD Accelerated Parallel Processing </text:p>
      <text:p text:style-name="P15">Platform vendor: Advanced Micro Devices, Inc. </text:p>
      <text:p text:style-name="P15">Platform version: OpenCL 1.1 AMD-APP-SDK-v2.5 (684.213) </text:p>
      <text:p text:style-name="P15">--------------------------------------------------------------- </text:p>
      <text:p text:style-name="P15">Device name: Redwood </text:p>
      <text:p text:style-name="P15">Device type: GPU </text:p>
      <text:p text:style-name="P15">Local memory: 32 KB </text:p>
      <text:p text:style-name="P15">Device memory: 512 MB </text:p>
      <text:p text:style-name="P15">Device max clock speed:550 MHz </text:p>
      <text:p text:style-name="P15">Device compute units:5 </text:p>
      <text:p text:style-name="P15">...Calcuate 16*100500 elem's vector </text:p>
      <text:p text:style-name="P15">Execution time of test1: 0.00780422 second </text:p>
      <text:p text:style-name="P15">...Start vectorized kernel </text:p>
      <text:p text:style-name="P15">Execution time of test2: 0.00544356 second </text:p>
      <text:p text:style-name="P15">error = 0.0 </text:p>
      <text:p text:style-name="P15">Testing: </text:p>
      <text:p text:style-name="P15">[ 0.59591997 <text:s/>0.26145452 <text:s/>0.19505562] </text:p>
      <text:p text:style-name="P15">+ </text:p>
      <text:p text:style-name="P15">[ 0.80712444 <text:s/>0.37728721 <text:s/>0.365228 <text:s/>] </text:p>
      <text:p text:style-name="P15">= </text:p>
      <text:p text:style-name="P15">[ 1.40304446 <text:s/>0.63874173 <text:s/>0.5602836 ]</text:p>
      <text:h text:style-name="Heading_20_1" text:outline-level="1">Выводы</text:h>
      <text:p text:style-name="P6">Цель OpenCL состоит в том, чтобы дополнить OpenGL и OpenAL, которые являются открытыми отраслевыми стандартами для трёхмерной компьютерной графики и звука, пользуясь возможностями GPU. OpenCL разрабатывается и поддерживается некоммерческим консорциумом Khronos Group, в который входят много крупных компаний, включая Apple, AMD, Intel, nVidia, ARM, Sun Microsystems, Sony Computer Entertainment.</text:p>
      <text:p text:style-name="P6">В лабораторной работе достигнуто ускорение программы на 30% с использованием векторизации, что показывает важность оптимизаций и использования профайлера при работе с GPU вычисления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19T22:02:15</dc:date>
    <dc:creator>Oleg Baskakov</dc:creator>
    <meta:editing-duration>PT2H42M35S</meta:editing-duration>
    <meta:editing-cycles>17</meta:editing-cycles>
    <meta:generator>LibreOffice/3.4$Unix LibreOffice_project/340m1$Build-402</meta:generator>
    <meta:document-statistic meta:table-count="0" meta:image-count="0" meta:object-count="0" meta:page-count="4" meta:paragraph-count="127" meta:word-count="624" meta:character-count="5226" meta:non-whitespace-character-count="4598"/>
  </office:meta>
</office:document-meta>
</file>